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93b4d"/>
    </style:style>
    <style:style style:name="T1" style:family="text">
      <style:text-properties officeooo:rsid="00093b4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he walkinfo.php page will produce a set of tables containing the walk data for each walk held within the wlaks database in mysql. Access is obtained through pdo, the database is dumped into the array $data and this is iterated through to output the tables. Tables are all created within a div class called routes. All have columns, the first containing the heading and the second the information.</text:span></text:p>
      <text:p text:style-name="P1"><text:span text:style-name="T1"/></text:p>
      <text:p text:style-name="P1"><text:span text:style-name="T1">To run this script you must have set up pdo access to mysql and then have run the script provided in this repository to set up the relevant tables and user permissions in mysq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icsloth </meta:initial-creator>
    <meta:creation-date>2013-10-13T17:12:04</meta:creation-date>
    <dc:date>2013-10-13T17:21:21</dc:date>
    <dc:creator>Manicsloth </dc:creator>
    <meta:editing-duration>P0D</meta:editing-duration>
    <meta:editing-cycles>1</meta:editing-cycles>
    <meta:document-statistic meta:table-count="0" meta:image-count="0" meta:object-count="0" meta:page-count="1" meta:paragraph-count="2" meta:word-count="102" meta:character-count="574" meta:non-whitespace-character-count="474"/>
    <meta:generator>LibreOffice/4.0.2.2$Linux_X86_64 LibreOffice_project/400m0$Build-2</meta:generator>
  </office:meta>
</office:document-meta>
</file>